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rontend:</text:span></text:p>
      <text:p text:style-name="Standard"><text:span text:style-name="T2"><text:s/></text:span></text:p>
      <text:p text:style-name="Standard"><text:span text:style-name="T3">Token login til spørgeskema:</text:span></text:p>
      <text:p text:style-name="Standard"><text:span text:style-name="T2">Aarhus tech logo</text:span></text:p>
      <text:p text:style-name="Standard"><text:span text:style-name="T2">Bar med titel Aarhustech</text:span></text:p>
      <text:p text:style-name="Standard"><text:span text:style-name="T2">Nøgle inputfelt og login knap</text:span></text:p>
      <text:p text:style-name="Standard"><text:span text:style-name="T2"><text:s/></text:span></text:p>
      <text:p text:style-name="Standard"><text:span text:style-name="T3">Spørgeskema:</text:span></text:p>
      <text:p text:style-name="Standard"><text:span text:style-name="T2">Aarhus tech logo</text:span></text:p>
      <text:p text:style-name="Standard"><text:span text:style-name="T2">Bar med titel Aarhustech</text:span></text:p>
      <text:p text:style-name="Standard"><text:span text:style-name="T2">Text til forklaring</text:span></text:p>
      <text:p text:style-name="Standard"><text:span text:style-name="T2">Spørgsmål + inputfelt til svar</text:span></text:p>
      <text:p text:style-name="Standard"><text:span text:style-name="T2">Spørgsmål + dato inputfelt</text:span></text:p>
      <text:p text:style-name="Standard"><text:span text:style-name="T2">Checkbox til samtykke</text:span></text:p>
      <text:p text:style-name="Standard"><text:span text:style-name="T2">Text til at kontakt os</text:span></text:p>
      <text:p text:style-name="Standard"><text:span text:style-name="T2"><text:s/></text:span></text:p>
      <text:p text:style-name="Standard"><text:span text:style-name="T3">Pug: </text:span><text:span text:style-name="T2">Alt vores frontend kommer igennem en pug converter så vi kunne bruge express.js</text:span></text:p>
      <text:p text:style-name="Standard"><text:span text:style-name="T2"><text:s/></text:span></text:p>
      <text:p text:style-name="Standard"><text:span text:style-name="T3">Admin panel:</text:span></text:p>
      <text:p text:style-name="Standard"><text:span text:style-name="T2">login side:</text:span></text:p>
      <text:p text:style-name="Standard"><text:span text:style-name="T2">Aarhus tech logo</text:span></text:p>
      <text:p text:style-name="Standard"><text:span text:style-name="T2">box med titel login</text:span></text:p>
      <text:p text:style-name="Standard"><text:span text:style-name="T2">ID inputfelt</text:span></text:p>
      <text:p text:style-name="Standard"><text:span text:style-name="T2">Password inputfelt</text:span></text:p>
      <text:p text:style-name="Standard"><text:span text:style-name="T2">Checkbox remember me</text:span></text:p>
      <text:p text:style-name="Standard"><text:soft-page-break/><text:span text:style-name="T2">Login box</text:span></text:p>
      <text:p text:style-name="Standard"><text:span text:style-name="T2"><text:s/></text:span></text:p>
      <text:p text:style-name="Standard"><text:span text:style-name="T2">Admin panel:</text:span></text:p>
      <text:p text:style-name="Standard"><text:span text:style-name="T2">Bar med titel Aarhustech</text:span></text:p>
      <text:p text:style-name="Standard"><text:span text:style-name="T2">Box med titel post message</text:span></text:p>
      <text:p text:style-name="Standard"><text:span text:style-name="T2">Titel inputfelt</text:span></text:p>
      <text:p text:style-name="Standard"><text:span text:style-name="T2">Message inputfelt</text:span></text:p>
      <text:p text:style-name="Standard"><text:span text:style-name="T2">Knap post message</text:span></text:p>
      <text:p text:style-name="Standard"><text:span text:style-name="T2">Knap edit message</text:span></text:p>
      <text:p text:style-name="Standard"><text:span text:style-name="T2">Knap delete message</text:span></text:p>
      <text:p text:style-name="Standard"><text:span text:style-name="T2"><text:s/></text:span></text:p>
      <text:p text:style-name="Standard"><text:span text:style-name="T2">Navbar:</text:span></text:p>
      <text:p text:style-name="Standard"><text:span text:style-name="T2">User logo</text:span></text:p>
      <text:p text:style-name="Standard"><text:span text:style-name="T2">Dashboard knap/link</text:span></text:p>
      <text:p text:style-name="Standard"><text:span text:style-name="T2">Database knap/link</text:span></text:p>
      <text:p text:style-name="Standard"><text:span text:style-name="T2">Logout knap/link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1" meta:word-count="112" meta:character-count="699" meta:non-whitespace-character-count="616"/>
    <meta:generator>LibreOfficeDev/6.0.5.2$Linux_X86_64 LibreOffice_project/</meta:generator>
  </office:meta>
</office:document-meta>
</file>